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arning Rate" table:style-name="ta1">
        <table:shapes>
          <draw:frame draw:z-index="0" draw:style-name="gr1" draw:text-style-name="P1" svg:width="227.98mm" svg:height="127.5mm" svg:x="23.68mm" svg:y="1.06mm">
            <loext:p draw:notify-on-update-of-ranges="'Learning Rate'.A1:'Learning Rate'.A1 'Learning Rate'.A2:'Learning Rate'.A6 'Learning Rate'.B1:'Learning Rate'.B1 'Learning Rate'.B2:'Learning Rate'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Iter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omentum" table:style-name="ta1">
        <table:shapes>
          <draw:frame draw:z-index="0" draw:style-name="gr1" draw:text-style-name="P1" svg:width="230.46mm" svg:height="131.48mm" svg:x="23.68mm" svg:y="1.06mm">
            <loext:p draw:notify-on-update-of-ranges="Momentum.A1:Momentum.A1 Momentum.A2:Momentum.A6 Momentum.B1:Momentum.B1 Momentum.B2:Momentum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Iter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Hidden Neurons" table:style-name="ta1">
        <table:shapes>
          <draw:frame draw:z-index="0" draw:style-name="gr1" draw:text-style-name="P1" svg:width="198.24mm" svg:height="112.36mm" svg:x="23.68mm" svg:y="1.06mm">
            <loext:p draw:notify-on-update-of-ranges="'Hidden Neurons'.A1:'Hidden Neurons'.A1 'Hidden Neurons'.A2:'Hidden Neurons'.A6 'Hidden Neurons'.B1:'Hidden Neurons'.B1 'Hidden Neurons'.B2:'Hidden Neurons'.B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idden Neur</text:p>
          </table:table-cell>
          <table:table-cell office:value-type="string" calcext:value-type="string">
            <text:p>I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0:33:36.508431959</meta:creation-date>
    <dc:date>2017-06-03T23:58:48.396009113</dc:date>
    <meta:editing-duration>PT2H54M12S</meta:editing-duration>
    <meta:editing-cycles>3</meta:editing-cycles>
    <meta:generator>LibreOffice/5.3.3.2$Linux_X86_64 LibreOffice_project/30m0$Build-2</meta:generator>
    <meta:document-statistic meta:table-count="3" meta:cell-count="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99cm" svg:height="12.751cm" xlink:href=".." xlink:type="simple" chart:class="chart:scatter" chart:column-mapping="0" chart:style-name="ch1">
        <chart:plot-area chart:style-name="ch2" table:cell-range-address="'Learning Rate'.A1:'Learning Rate'.B6" chart:data-source-has-labels="both" svg:x="1.462cm" svg:y="0.255cm" svg:width="20.882cm" svg:height="11.312cm">
          <chartooo:coordinate-region svg:x="2.083cm" svg:y="0.429cm" svg:width="19.929cm" svg:height="10.544cm"/>
          <chart:axis chart:dimension="x" chart:name="primary-x" chart:style-name="ch3">
            <chart:title svg:x="10.311cm" svg:y="11.822cm" chart:style-name="ch4">
              <text:p>Wartość learning rate</text:p>
            </chart:title>
          </chart:axis>
          <chart:axis chart:dimension="y" chart:name="primary-y" chart:style-name="ch3">
            <chart:title svg:x="0.451cm" svg:y="10.314cm" chart:style-name="ch5">
              <text:p>Liczba iteracji do otrzymania pożądanego poziomu błędu</text:p>
            </chart:title>
            <chart:grid chart:style-name="ch6" chart:class="major"/>
          </chart:axis>
          <chart:series chart:style-name="ch7" chart:values-cell-range-address="'Learning Rate'.B2:'Learning Rate'.B6" chart:label-cell-address="'Learning Rate'.B1:'Learning Rate'.B1" chart:class="chart:scatter">
            <chart:domain table:cell-range-address="'Learning Rate'.A2:'Learning Rate'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ter</text:p>
                <draw:g>
                  <svg:desc>'Learning Rate'.B1:'Learning Rate'.B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1">
                <text:p>0.01</text:p>
                <draw:g>
                  <svg:desc>'Learning Rate'.A2:'Learning Rate'.A6</svg:desc>
                </draw:g>
              </table:table-cell>
              <table:table-cell office:value-type="float" office:value="65">
                <text:p>65</text:p>
                <draw:g>
                  <svg:desc>'Learning Rate'.B2:'Learning Rate'.B6</svg:desc>
                </draw:g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47cm" svg:height="13.149cm" xlink:href=".." xlink:type="simple" chart:class="chart:scatter" chart:style-name="ch1">
        <chart:plot-area chart:style-name="ch2" table:cell-range-address="Momentum.A1:Momentum.B6" chart:data-source-has-labels="row" svg:x="1.419cm" svg:y="0.262cm" svg:width="21.168cm" svg:height="11.696cm">
          <chartooo:coordinate-region svg:x="2.04cm" svg:y="0.422cm" svg:width="20.029cm" svg:height="10.942cm"/>
          <chart:axis chart:dimension="x" chart:name="primary-x" chart:style-name="ch3">
            <chart:title svg:x="10.517cm" svg:y="12.22cm" chart:style-name="ch4">
              <text:p>Wartość momentum</text:p>
            </chart:title>
          </chart:axis>
          <chart:axis chart:dimension="y" chart:name="primary-y" chart:style-name="ch5">
            <chart:title svg:x="0.451cm" svg:y="10.282cm" chart:style-name="ch6">
              <text:p>Liczba iteracji do otrzymania pożądanego poziomu błędu</text:p>
            </chart:title>
            <chart:grid chart:style-name="ch7" chart:class="major"/>
          </chart:axis>
          <chart:series chart:style-name="ch8" chart:values-cell-range-address="Momentum.B2:Momentum.B6" chart:label-cell-address="Momentum.B1:Momentum.B1" chart:class="chart:scatter">
            <chart:domain table:cell-range-address="Momentum.A2:Momentum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ter</text:p>
                <draw:g>
                  <svg:desc>Momentum.B1:Momentum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omentum.A2:Momentum.A6</svg:desc>
                </draw:g>
              </table:table-cell>
              <table:table-cell office:value-type="float" office:value="109">
                <text:p>109</text:p>
                <draw:g>
                  <svg:desc>Momentum.B2:Momentum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">
                <text:p>0.9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25cm" svg:height="11.237cm" xlink:href=".." xlink:type="simple" chart:class="chart:scatter" chart:style-name="ch1">
        <chart:plot-area chart:style-name="ch2" table:cell-range-address="'Hidden Neurons'.A1:'Hidden Neurons'.B6" chart:data-source-has-labels="row" svg:x="1.355cm" svg:y="0.224cm" svg:width="18.074cm" svg:height="9.86cm">
          <chartooo:coordinate-region svg:x="1.976cm" svg:y="0.397cm" svg:width="17.266cm" svg:height="9.093cm"/>
          <chart:axis chart:dimension="x" chart:name="primary-x" chart:style-name="ch3">
            <chart:title svg:x="8.456cm" svg:y="10.308cm" chart:style-name="ch4">
              <text:p>Liczba neuronów ukrytych</text:p>
            </chart:title>
          </chart:axis>
          <chart:axis chart:dimension="y" chart:name="primary-y" chart:style-name="ch3">
            <chart:title svg:x="0.451cm" svg:y="9.326cm" chart:style-name="ch5">
              <text:p>Liczba iteracji do otrzymania pożądanego poziomu błędu</text:p>
            </chart:title>
            <chart:grid chart:style-name="ch6" chart:class="major"/>
          </chart:axis>
          <chart:series chart:style-name="ch7" chart:values-cell-range-address="'Hidden Neurons'.B2:'Hidden Neurons'.B6" chart:label-cell-address="'Hidden Neurons'.B1:'Hidden Neurons'.B1" chart:class="chart:scatter">
            <chart:domain table:cell-range-address="'Hidden Neurons'.A2:'Hidden Neurons'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ter</text:p>
                <draw:g>
                  <svg:desc>'Hidden Neurons'.B1:'Hidden Neuron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Hidden Neurons'.A2:'Hidden Neurons'.A6</svg:desc>
                </draw:g>
              </table:table-cell>
              <table:table-cell office:value-type="float" office:value="65">
                <text:p>65</text:p>
                <draw:g>
                  <svg:desc>'Hidden Neurons'.B2:'Hidden Neurons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